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 svg:font-family="'Inconsolata, 'Droid Sans Mono', monospace, monospace, 'Droid Sans Fallback', ',', 'Droid Sans Mono', ',', monospace, ', monospace,', 'Droid Sans Fallback', 'font-weight: normal', 'font-size: 18px', 'line-height: 24px', 'white-space: pre'"/>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weight="bold" officeooo:rsid="00193331" officeooo:paragraph-rsid="00193331" style:font-weight-asian="bold" style:font-weight-complex="bold"/>
    </style:style>
    <style:style style:name="P2" style:family="paragraph" style:parent-style-name="Standard">
      <style:text-properties fo:font-weight="bold" officeooo:rsid="001e18e4" officeooo:paragraph-rsid="001e18e4" style:font-weight-asian="bold" style:font-weight-complex="bold"/>
    </style:style>
    <style:style style:name="P3" style:family="paragraph" style:parent-style-name="Standard">
      <style:text-properties fo:font-weight="normal" officeooo:rsid="00193331" officeooo:paragraph-rsid="00193331" style:font-weight-asian="normal" style:font-weight-complex="normal"/>
    </style:style>
    <style:style style:name="P4" style:family="paragraph" style:parent-style-name="Standard">
      <style:text-properties fo:font-weight="normal" officeooo:rsid="00193331" officeooo:paragraph-rsid="001ffe33" style:font-weight-asian="normal" style:font-weight-complex="normal"/>
    </style:style>
    <style:style style:name="P5" style:family="paragraph" style:parent-style-name="Standard">
      <style:text-properties fo:font-weight="normal" officeooo:rsid="00193331" officeooo:paragraph-rsid="0021b303" style:font-weight-asian="normal" style:font-weight-complex="normal"/>
    </style:style>
    <style:style style:name="P6" style:family="paragraph" style:parent-style-name="Standard">
      <style:text-properties fo:font-weight="normal" officeooo:rsid="001e18e4" officeooo:paragraph-rsid="00193331" style:font-weight-asian="normal" style:font-weight-complex="normal"/>
    </style:style>
    <style:style style:name="P7" style:family="paragraph" style:parent-style-name="Standard">
      <style:text-properties fo:font-weight="normal" officeooo:rsid="001e18e4" officeooo:paragraph-rsid="001e18e4" style:font-weight-asian="normal" style:font-weight-complex="normal"/>
    </style:style>
    <style:style style:name="P8" style:family="paragraph" style:parent-style-name="Standard">
      <style:text-properties fo:font-weight="normal" officeooo:rsid="001e18e4" officeooo:paragraph-rsid="001ffe33" style:font-weight-asian="normal" style:font-weight-complex="normal"/>
    </style:style>
    <style:style style:name="P9" style:family="paragraph" style:parent-style-name="Standard">
      <style:text-properties fo:font-weight="normal" officeooo:rsid="0023663e" officeooo:paragraph-rsid="0023663e" style:font-weight-asian="normal" style:font-weight-complex="normal"/>
    </style:style>
    <style:style style:name="P10" style:family="paragraph" style:parent-style-name="Preformatted_20_Text">
      <style:text-properties fo:font-weight="normal" officeooo:rsid="0023663e" officeooo:paragraph-rsid="0023663e" style:font-weight-asian="normal" style:font-weight-complex="normal"/>
    </style:style>
    <style:style style:name="T1" style:family="text">
      <style:text-properties officeooo:rsid="0019f2a6"/>
    </style:style>
    <style:style style:name="T2" style:family="text">
      <style:text-properties officeooo:rsid="001b6def"/>
    </style:style>
    <style:style style:name="T3" style:family="text">
      <style:text-properties fo:font-weight="bold" style:font-weight-asian="bold" style:font-weight-complex="bold"/>
    </style:style>
    <style:style style:name="T4" style:family="text">
      <style:text-properties fo:font-weight="bold" officeooo:rsid="001b6def" style:font-weight-asian="bold" style:font-weight-complex="bold"/>
    </style:style>
    <style:style style:name="T5" style:family="text">
      <style:text-properties fo:font-weight="bold" officeooo:rsid="001e18e4" style:font-weight-asian="bold" style:font-weight-complex="bold"/>
    </style:style>
    <style:style style:name="T6" style:family="text">
      <style:text-properties fo:font-weight="bold" officeooo:rsid="0021b303" style:font-weight-asian="bold" style:font-weight-complex="bold"/>
    </style:style>
    <style:style style:name="T7" style:family="text">
      <style:text-properties officeooo:rsid="001c8e96"/>
    </style:style>
    <style:style style:name="T8" style:family="text">
      <style:text-properties officeooo:rsid="001e18e4"/>
    </style:style>
    <style:style style:name="T9" style:family="text">
      <style:text-properties officeooo:rsid="001ffe33"/>
    </style:style>
    <style:style style:name="T10" style:family="text">
      <style:text-properties officeooo:rsid="0021b303"/>
    </style:style>
    <style:style style:name="T11" style:family="text">
      <style:text-properties officeooo:rsid="002388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Definition</text:p>
      <text:p text:style-name="P3"><text:tab/></text:p>
      <text:p text:style-name="P3"><text:tab/>The goal is to create a C++ program that inputs the amount of chairs sold of the three types that the Woody Furniture Company <text:span text:style-name="T1">sells</text:span>. After this, the program will display a table that contains the style, price per chair, number of chairs sold, and total amount sold for the style. At the end the program will also display the total sales of all chair styles. </text:p>
      <text:p text:style-name="P3"/>
      <text:p text:style-name="P1">Analysis</text:p>
      <text:p text:style-name="P1"/>
      <text:p text:style-name="P3"><text:tab/><text:span text:style-name="T2">The libraries that I will need to complete this program are the </text:span><text:span text:style-name="T4">iostream</text:span><text:span text:style-name="T2"> library and the </text:span><text:span text:style-name="T4">iomanip</text:span><text:span text:style-name="T2"> library. The </text:span><text:span text:style-name="T4">iostream</text:span><text:span text:style-name="T2"> library will allow me to output text to the console to prompt the user for input and to also read that input from the console into the program variables. The </text:span><text:span text:style-name="T4">iomanip</text:span><text:span text:style-name="T2"> library contains all of the necessary stream manipulators to create a tabular data display of the output of the program.</text:span></text:p>
      <text:p text:style-name="P3"><text:tab/><text:span text:style-name="T2">I will use three constants in the program to hold the price of each style of chair. The program can be updated later if the price of the chairs happens to change. These variables will be </text:span><text:span text:style-name="T4">floats</text:span><text:span text:style-name="T2"> called AMERICAN_STYLE_PRICE, MODERN_STYLE_PRICE, and FRESH_STYLE_PRICE. I will use three </text:span><text:span text:style-name="T4">unsigned</text:span><text:span text:style-name="T2"> </text:span><text:span text:style-name="T4">int</text:span><text:span text:style-name="T2"> variables to hold the amount of each style that is sold that will be entered by the user. The names of these variables are american_style_sold, modern_style_sold, and fresh_style_sold. I am using the </text:span><text:span text:style-name="T4">unsigned int</text:span><text:span text:style-name="T2"> data type because only whole positive numbers of chairs will be sold.</text:span></text:p>
      <text:p text:style-name="P3"><text:tab/><text:span text:style-name="T7">The program will contain four float variables for output. Three of these variables will be for the total sales of each style of chair. These will be called american_style_total, modern_style_total, and fresh_style_total. The last output variable will be called sum_total_sales and it will contain the total sales for all chair styles.</text:span></text:p>
      <text:p text:style-name="P3"><text:tab/><text:span text:style-name="T8">I will use the following formulas that will convert the user input into the output for display by the program:</text:span></text:p>
      <text:p text:style-name="P3"><text:tab/><text:span text:style-name="T8">american_style_total = AMERICAN_STYLE_PRICE * american_style_sold</text:span></text:p>
      <text:p text:style-name="P3"><text:tab/><text:span text:style-name="T8">modern_style_total = MODERN_STYLE_PRICE * modern_style_sold</text:span></text:p>
      <text:p text:style-name="P3"><text:tab/><text:span text:style-name="T8">fresh_style_total = FRESH_STYLE_PRICE * fresh_style_sold</text:span></text:p>
      <text:p text:style-name="P6"/>
      <text:p text:style-name="P6"><text:tab/>These will calculate the total sales for each chair style. The following will be the final formula that will calculate the total sales of every chair style:</text:p>
      <text:p text:style-name="P6"><text:tab/>sum_total_sales = american_style_total + modern_style_total + fresh_style_total</text:p>
      <text:p text:style-name="P6"/>
      <text:p text:style-name="P2">Design</text:p>
      <text:p text:style-name="P7"/>
      <text:p text:style-name="P7"><text:tab/>Declare all constants</text:p>
      <text:p text:style-name="P7"><text:tab/>Declare number of sold chairs for each style variables</text:p>
      <text:p text:style-name="P7"><text:tab/>Declare total sales for each style variables</text:p>
      <text:p text:style-name="P7"><text:tab/>Declare total sales for all styles variable</text:p>
      <text:p text:style-name="P7"/>
      <text:p text:style-name="P7"><text:tab/>prompt the user for number of american style sold</text:p>
      <text:p text:style-name="P7"><text:tab/>read digits from keyboard in <text:span text:style-name="T9">to </text:span><text:span text:style-name="T3">american_style_sold</text:span></text:p>
      <text:p text:style-name="P7"/>
      <text:p text:style-name="P7"><text:tab/>prompt the user for number of modern style sold</text:p>
      <text:p text:style-name="P7"><text:tab/>read digits from keyboard in <text:span text:style-name="T9">to </text:span><text:span text:style-name="T3">modern_style_sold</text:span></text:p>
      <text:p text:style-name="P7"/>
      <text:p text:style-name="P7"><text:tab/>prompt the user for number of fresh style sold</text:p>
      <text:p text:style-name="P7"><text:tab/>read digits from keyboard in <text:span text:style-name="T9">to </text:span><text:span text:style-name="T3">fresh_style_sold</text:span></text:p>
      <text:p text:style-name="P7"><text:span text:style-name="T3"/></text:p>
      <text:p text:style-name="P8"><text:soft-page-break/><text:span text:style-name="T3"><text:tab/></text:span><text:span text:style-name="T9">Calulate total sales for each chair style</text:span><text:span text:style-name="T3"><text:tab/></text:span></text:p>
      <text:p text:style-name="P8"><text:span text:style-name="T3"><text:tab/>american_style_total</text:span> = <text:span text:style-name="T3">AMERICAN_STYLE_PRICE</text:span> * <text:span text:style-name="T3">american_style_sold</text:span></text:p>
      <text:p text:style-name="P8"><text:tab/><text:span text:style-name="T3">modern_style_total</text:span> = <text:span text:style-name="T3">MODERN_STYLE_PRICE</text:span> * <text:span text:style-name="T3">modern_style_sold</text:span></text:p>
      <text:p text:style-name="P4"><text:span text:style-name="T8"><text:tab/></text:span><text:span text:style-name="T5">fresh_style_total</text:span><text:span text:style-name="T8"> = </text:span><text:span text:style-name="T5">FRESH_STYLE_PRICE</text:span><text:span text:style-name="T8"> * </text:span><text:span text:style-name="T5">fresh_style_sold</text:span></text:p>
      <text:p text:style-name="P4"/>
      <text:p text:style-name="P4"><text:tab/><text:span text:style-name="T9">Calulate total sales for all chair styles</text:span></text:p>
      <text:p text:style-name="P4"><text:tab/><text:span text:style-name="T5">sum_total_sales</text:span><text:span text:style-name="T8"> = </text:span><text:span text:style-name="T5">american_style_total</text:span><text:span text:style-name="T8"> + </text:span><text:span text:style-name="T5">modern_style_total</text:span><text:span text:style-name="T8"> + </text:span><text:span text:style-name="T5">fresh_style_total</text:span></text:p>
      <text:p text:style-name="P4"/>
      <text:p text:style-name="P4"><text:tab/><text:span text:style-name="T10">Output “Style”, “Price per Chair”, “Chairs Sold”, “Total Sales” for table labels</text:span></text:p>
      <text:p text:style-name="P4"><text:tab/><text:span text:style-name="T10">Output separating dashes for formatting</text:span></text:p>
      <text:p text:style-name="P4"><text:tab/></text:p>
      <text:p text:style-name="P4"><text:tab/><text:span text:style-name="T10">Output each of the following formatted to fit the table</text:span></text:p>
      <text:p text:style-name="P4"><text:tab/><text:span text:style-name="T10">Output style, </text:span><text:span text:style-name="T6">AMERICAN_STYLE_PRICE</text:span><text:span text:style-name="T10">, </text:span><text:span text:style-name="T6">american_style_sold</text:span><text:span text:style-name="T10">, </text:span><text:span text:style-name="T6">american_style_total</text:span></text:p>
      <text:p text:style-name="P5"><text:tab/><text:span text:style-name="T10">Output style, </text:span><text:span text:style-name="T6">MODERN_STYLE_PRICE</text:span><text:span text:style-name="T10">, </text:span><text:span text:style-name="T6">modern_style_sold</text:span><text:span text:style-name="T10">, </text:span><text:span text:style-name="T6">modern_style_total</text:span></text:p>
      <text:p text:style-name="P5"><text:tab/><text:span text:style-name="T10">Output style, </text:span><text:span text:style-name="T6">FRESH_STYLE_PRICE</text:span><text:span text:style-name="T10">, </text:span><text:span text:style-name="T6">fresh_style_sold</text:span><text:span text:style-name="T10">, </text:span><text:span text:style-name="T6">fresh_style_total</text:span></text:p>
      <text:p text:style-name="P5"><text:span text:style-name="T6"/></text:p>
      <text:p text:style-name="P5"><text:span text:style-name="T6"><text:tab/></text:span><text:span text:style-name="T10">Output “TOTAL” and the </text:span><text:span text:style-name="T6">sum_total_sales</text:span></text:p>
      <text:p text:style-name="P5"><text:span text:style-name="T6"/></text:p>
      <text:p text:style-name="P9"><text:span text:style-name="T6">I</text:span><text:span text:style-name="T3">mplementation</text:span></text:p>
      <text:p text:style-name="P9"><text:span text:style-name="T3"/></text:p>
      <text:p text:style-name="P9"><text:tab/>The program was completed using Visual Studio Code on a system running the KDE Neon Linux Distribution. <text:span text:style-name="T11">The source files were located on the grace.bluegrass.kctcs.edu server. I used two extensions called Remote FS and SSHExtension that allowed me to open the remote files in my local text editor. I used SSH to connect to the grace.bluegrass.kctcs.edu server in a separate terminal to compile and run the program. The compiler used was g++ version 5.4.0. I have included some of the test data I used in a the text of a script file. I found a few problems when running the program. The program will accept a negative number for the number of chairs sold which creates a problem with the output because I used an unsigned int for the sold chairs input. This created very large numbers that are incorrect. I was also able to break the formatting of the table if I used large numbers as inputs which created very large totals for the different styles. I have included the text of 2 script command text files. The first is the cat and compiling of the program with one test usage. The next includes several more tests and the results.</text:span></text:p>
      <text:p text:style-name="P9"/>
      <text:p text:style-name="P10">Script started on Tue 28 Jan 2020 07:10:47 PM EST</text:p>
      <text:p text:style-name="Preformatted_20_Text">#]0;agarrett0098@grace: ~/CS215/project1##[01;32magarrett0098@grace#[00m:#[01;34m~/CS215/project1#[00m$ cat h##[Kproject1.cpp </text:p>
      <text:p text:style-name="Preformatted_20_Text">// Woody's Sales display program </text:p>
      <text:p text:style-name="Preformatted_20_Text">// Anthony Garrett </text:p>
      <text:p text:style-name="Preformatted_20_Text">// 01/28/2020 </text:p>
      <text:p text:style-name="Preformatted_20_Text">// Displays a table containing the sales of each style of chair </text:p>
      <text:p text:style-name="Preformatted_20_Text">// that Woody's sells. </text:p>
      <text:p text:style-name="Preformatted_20_Text"/>
      <text:p text:style-name="Preformatted_20_Text">#include &lt;iostream&gt; </text:p>
      <text:p text:style-name="Preformatted_20_Text">#include &lt;iomanip&gt; </text:p>
      <text:p text:style-name="Preformatted_20_Text">using namespace std; </text:p>
      <text:p text:style-name="Preformatted_20_Text"/>
      <text:p text:style-name="Preformatted_20_Text">int main(){ </text:p>
      <text:p text:style-name="Preformatted_20_Text"><text:s text:c="4"/>const float AMERICAN_STYLE_PRICE = 85.00, // price of each chair style </text:p>
      <text:p text:style-name="Preformatted_20_Text"><text:s text:c="16"/>MODERN_STYLE_PRICE = 57.00, </text:p>
      <text:p text:style-name="Preformatted_20_Text"><text:s text:c="16"/>FRESH_STYLE_PRICE = 127.75; </text:p>
      <text:p text:style-name="Preformatted_20_Text"><text:s text:c="5"/></text:p>
      <text:p text:style-name="Preformatted_20_Text"><text:soft-page-break/><text:s text:c="4"/>unsigned int american_style_sold = 0, // for user input for number of sold chairs of each style </text:p>
      <text:p text:style-name="Preformatted_20_Text"><text:s text:c="17"/>modern_style_sold = 0, </text:p>
      <text:p text:style-name="Preformatted_20_Text"><text:s text:c="17"/>fresh_style_sold = 0; </text:p>
      <text:p text:style-name="Preformatted_20_Text"/>
      <text:p text:style-name="Preformatted_20_Text"><text:s text:c="4"/>float american_style_total = 0.0, // total sales for each style of chair </text:p>
      <text:p text:style-name="Preformatted_20_Text"><text:s text:c="10"/>modern_style_total = 0.0, </text:p>
      <text:p text:style-name="Preformatted_20_Text"><text:s text:c="10"/>fresh_style_total = 0.0; </text:p>
      <text:p text:style-name="Preformatted_20_Text"/>
      <text:p text:style-name="Preformatted_20_Text"><text:s text:c="4"/>float sum_total_sales = 0.0; // total sales for all chair types </text:p>
      <text:p text:style-name="Preformatted_20_Text"/>
      <text:p text:style-name="Preformatted_20_Text"><text:s text:c="4"/>// Gather user input for each style of chair that is sold </text:p>
      <text:p text:style-name="Preformatted_20_Text"><text:s text:c="4"/>// Store user input into sold variable for each type </text:p>
      <text:p text:style-name="Preformatted_20_Text"><text:s text:c="4"/>cout &lt;&lt; "\nPlease enter the number of American Colonial Style chairs that were sold: "; </text:p>
      <text:p text:style-name="Preformatted_20_Text"><text:s text:c="4"/>cin &gt;&gt; american_style_sold; </text:p>
      <text:p text:style-name="Preformatted_20_Text"/>
      <text:p text:style-name="Preformatted_20_Text"><text:s text:c="4"/>cout &lt;&lt; "\nPlease enter the number of Modern Style chairs that were sold: "; </text:p>
      <text:p text:style-name="Preformatted_20_Text"><text:s text:c="4"/>cin &gt;&gt; modern_style_sold; </text:p>
      <text:p text:style-name="Preformatted_20_Text"/>
      <text:p text:style-name="Preformatted_20_Text"><text:s text:c="4"/>cout &lt;&lt; "\nPlease enter the number of Fresh Classical Style chairs that were sold: "; </text:p>
      <text:p text:style-name="Preformatted_20_Text"><text:s text:c="4"/>cin &gt;&gt; fresh_style_sold; </text:p>
      <text:p text:style-name="Preformatted_20_Text"/>
      <text:p text:style-name="Preformatted_20_Text"><text:s text:c="4"/>// Calculate the total for each chair type </text:p>
      <text:p text:style-name="Preformatted_20_Text"><text:s text:c="4"/>american_style_total = AMERICAN_STYLE_PRICE * american_style_sold; </text:p>
      <text:p text:style-name="Preformatted_20_Text"><text:s text:c="4"/>modern_style_total = MODERN_STYLE_PRICE * modern_style_sold; </text:p>
      <text:p text:style-name="Preformatted_20_Text"><text:s text:c="4"/>fresh_style_total = FRESH_STYLE_PRICE * fresh_style_sold; </text:p>
      <text:p text:style-name="Preformatted_20_Text"/>
      <text:p text:style-name="Preformatted_20_Text"><text:s text:c="4"/>// Calculate the total sales of all chair types </text:p>
      <text:p text:style-name="Preformatted_20_Text"><text:s text:c="4"/>sum_total_sales = american_style_total + modern_style_total + fresh_style_total; </text:p>
      <text:p text:style-name="Preformatted_20_Text"/>
      <text:p text:style-name="Preformatted_20_Text"><text:s text:c="4"/>// setting up the formatting of the money float variables </text:p>
      <text:p text:style-name="Preformatted_20_Text"><text:s text:c="4"/>cout &lt;&lt; setprecision(2) &lt;&lt; fixed &lt;&lt; showpoint &lt;&lt; endl; </text:p>
      <text:p text:style-name="Preformatted_20_Text"/>
      <text:p text:style-name="Preformatted_20_Text"><text:s text:c="4"/>// Creating the labels for the table </text:p>
      <text:p text:style-name="Preformatted_20_Text"><text:s text:c="4"/>cout &lt;&lt; setw(20) &lt;&lt; left &lt;&lt; "Style" &lt;&lt; right &lt;&lt; setw(20) &lt;&lt; "Price Per Chair" &lt;&lt; setw(20) &lt;&lt; "Chairs Sold" &lt;&lt; setw(20) &lt;&lt; "Total Sales" &lt;&lt; endl; </text:p>
      <text:p text:style-name="Preformatted_20_Text"><text:s text:c="4"/>cout &lt;&lt; setw(20) &lt;&lt; left &lt;&lt; "-----" &lt;&lt; right &lt;&lt; setw(20) &lt;&lt; "---------------" &lt;&lt; setw(20) &lt;&lt; "-----------" &lt;&lt; setw(20) &lt;&lt; "-----------" &lt;&lt; endl; </text:p>
      <text:p text:style-name="Preformatted_20_Text"><text:s/></text:p>
      <text:p text:style-name="Preformatted_20_Text"><text:s text:c="4"/>// Creating a row for each chair style containing all the necessary information </text:p>
      <text:p text:style-name="Preformatted_20_Text"><text:s text:c="4"/>// Used setw(), left, right to make it look nice </text:p>
      <text:p text:style-name="Preformatted_20_Text"><text:s text:c="4"/>cout &lt;&lt; left &lt;&lt; setw(20) &lt;&lt; "American Colonial" &lt;&lt; right &lt;&lt; setw(14) &lt;&lt; "$ " &lt;&lt; setw(6) &lt;&lt; AMERICAN_STYLE_PRICE &lt;&lt; setw(20) &lt;&lt; american_style_sold &lt;&lt; setw(10) &lt;&lt; "$ " &lt;&lt; setw(10) &lt;&lt; american_style_total &lt;&lt; endl; </text:p>
      <text:p text:style-name="Preformatted_20_Text"><text:s text:c="4"/>cout &lt;&lt; left &lt;&lt; setw(20) &lt;&lt; "Modern" &lt;&lt; right &lt;&lt; setw(14) &lt;&lt; "$ " &lt;&lt; setw(6) &lt;&lt; MODERN_STYLE_PRICE &lt;&lt; setw(20) &lt;&lt; modern_style_sold &lt;&lt; setw(10) &lt;&lt; "$ " &lt;&lt; setw(10) &lt;&lt; modern_style_total&lt;&lt; endl; </text:p>
      <text:p text:style-name="Preformatted_20_Text"><text:s text:c="4"/>cout &lt;&lt; left &lt;&lt; setw(20) &lt;&lt; "Fresh Classical" &lt;&lt; right &lt;&lt; setw(14) &lt;&lt; "$ " &lt;&lt; setw(6) &lt;&lt; FRESH_STYLE_PRICE &lt;&lt; setw(20) &lt;&lt; fresh_style_sold &lt;&lt; setw(10) &lt;&lt; "$ " &lt;&lt; setw(10) &lt;&lt; fresh_style_total &lt;&lt; endl; </text:p>
      <text:p text:style-name="Preformatted_20_Text"/>
      <text:p text:style-name="Preformatted_20_Text"><text:s text:c="4"/>// Creating some space and then adding the Total sales for all styles line to the bottom of the table </text:p>
      <text:p text:style-name="Preformatted_20_Text"><text:s text:c="4"/>cout &lt;&lt; endl; </text:p>
      <text:p text:style-name="Preformatted_20_Text"><text:s text:c="4"/>cout &lt;&lt; setw(80) &lt;&lt; "----------" &lt;&lt; endl; </text:p>
      <text:p text:style-name="Preformatted_20_Text"><text:soft-page-break/><text:s text:c="4"/>cout &lt;&lt; setw(40) &lt;&lt; left &lt;&lt; "TOTAL" &lt;&lt; setw(30) &lt;&lt; right &lt;&lt; "$ " &lt;&lt; setw(10) &lt;&lt; sum_total_sales &lt;&lt; endl; </text:p>
      <text:p text:style-name="Preformatted_20_Text"/>
      <text:p text:style-name="Preformatted_20_Text">}#]0;agarrett0098@grace: ~/CS215/project1##[01;32magarrett0098@grace#[00m:#[01;34m~/CS215/project1#[00m$ g++ project1.cpp </text:p>
      <text:p text:style-name="Preformatted_20_Text">#]0;agarrett0098@grace: ~/CS215/project1##[01;32magarrett0098@grace#[00m:#[01;34m~/CS215/project1#[00m$ ./a.out </text:p>
      <text:p text:style-name="Preformatted_20_Text"/>
      <text:p text:style-name="Preformatted_20_Text">Please enter the number of American Colonial Style chairs that were sold: 12 </text:p>
      <text:p text:style-name="Preformatted_20_Text"/>
      <text:p text:style-name="Preformatted_20_Text">Please enter the number of Modern Style chairs that were sold: 8 </text:p>
      <text:p text:style-name="Preformatted_20_Text"/>
      <text:p text:style-name="Preformatted_20_Text">Please enter the number of Fresh Classical Style chairs that were sold: 34 </text:p>
      <text:p text:style-name="Preformatted_20_Text"/>
      <text:p text:style-name="Preformatted_20_Text">Style <text:s text:c="19"/>Price Per Chair <text:s text:c="8"/>Chairs Sold <text:s text:c="8"/>Total Sales </text:p>
      <text:p text:style-name="Preformatted_20_Text">----- <text:s text:c="19"/>--------------- <text:s text:c="8"/>----------- <text:s text:c="8"/>----------- </text:p>
      <text:p text:style-name="Preformatted_20_Text">American Colonial <text:s text:c="14"/>$ <text:s/>85.00 <text:s text:c="17"/>12 <text:s text:c="7"/>$ <text:s text:c="3"/>1020.00 </text:p>
      <text:p text:style-name="Preformatted_20_Text">Modern <text:s text:c="25"/>$ <text:s/>57.00 <text:s text:c="18"/>8 <text:s text:c="7"/>$ <text:s text:c="4"/>456.00 </text:p>
      <text:p text:style-name="Preformatted_20_Text">Fresh Classical <text:s text:c="16"/>$ 127.75 <text:s text:c="17"/>34 <text:s text:c="7"/>$ <text:s text:c="3"/>4343.50 </text:p>
      <text:p text:style-name="Preformatted_20_Text"/>
      <text:p text:style-name="Preformatted_20_Text"><text:s text:c="70"/>---------- </text:p>
      <text:p text:style-name="Preformatted_20_Text">TOTAL <text:s text:c="62"/>$ <text:s text:c="3"/>5819.50 </text:p>
      <text:p text:style-name="Preformatted_20_Text">#]0;agarrett0098@grace: ~/CS215/project1##[01;32magarrett0098@grace#[00m:#[01;34m~/CS215/project1#[00m$ exit </text:p>
      <text:p text:style-name="Preformatted_20_Text">exit </text:p>
      <text:p text:style-name="Preformatted_20_Text"/>
      <text:p text:style-name="Standard">Script done on Tue 28 Jan 2020 07:11:20 PM EST</text:p>
      <text:p text:style-name="P9"/>
      <text:p text:style-name="P10">Script started on Tue 28 Jan 2020 07:14:13 PM EST</text:p>
      <text:p text:style-name="Preformatted_20_Text">#]0;agarrett0098@grace: ~/CS215/project1##[01;32magarrett0098@grace#[00m:#[01;34m~/CS215/project1#[00m$ exit####./a.out #########[9@g++ project1.cpp#[C##################[9P./a.out#[C </text:p>
      <text:p text:style-name="Preformatted_20_Text"/>
      <text:p text:style-name="Preformatted_20_Text">Please enter the number of American Colonial Style chairs that were sold: 100 </text:p>
      <text:p text:style-name="Preformatted_20_Text"/>
      <text:p text:style-name="Preformatted_20_Text">Please enter the number of Modern Style chairs that were sold: 4 </text:p>
      <text:p text:style-name="Preformatted_20_Text"/>
      <text:p text:style-name="Preformatted_20_Text">Please enter the number of Fresh Classical Style chairs that were sold: 37 </text:p>
      <text:p text:style-name="Preformatted_20_Text"/>
      <text:p text:style-name="Preformatted_20_Text">Style <text:s text:c="19"/>Price Per Chair <text:s text:c="8"/>Chairs Sold <text:s text:c="8"/>Total Sales </text:p>
      <text:p text:style-name="Preformatted_20_Text">----- <text:s text:c="19"/>--------------- <text:s text:c="8"/>----------- <text:s text:c="8"/>----------- </text:p>
      <text:p text:style-name="Preformatted_20_Text">American Colonial <text:s text:c="14"/>$ <text:s/>85.00 <text:s text:c="16"/>100 <text:s text:c="7"/>$ <text:s text:c="3"/>8500.00 </text:p>
      <text:p text:style-name="Preformatted_20_Text">Modern <text:s text:c="25"/>$ <text:s/>57.00 <text:s text:c="18"/>4 <text:s text:c="7"/>$ <text:s text:c="4"/>228.00 </text:p>
      <text:p text:style-name="Preformatted_20_Text">Fresh Classical <text:s text:c="16"/>$ 127.75 <text:s text:c="17"/>37 <text:s text:c="7"/>$ <text:s text:c="3"/>4726.75 </text:p>
      <text:p text:style-name="Preformatted_20_Text"/>
      <text:p text:style-name="Preformatted_20_Text"><text:s text:c="70"/>---------- </text:p>
      <text:p text:style-name="Preformatted_20_Text">TOTAL <text:s text:c="62"/>$ <text:s text:c="2"/>13454.75 </text:p>
      <text:p text:style-name="Preformatted_20_Text">#]0;agarrett0098@grace: ~/CS215/project1##[01;32magarrett0098@grace#[00m:#[01;34m~/CS215/project1#[00m$ ./a.out </text:p>
      <text:p text:style-name="Preformatted_20_Text"/>
      <text:p text:style-name="Preformatted_20_Text">Please enter the number of American Colonial Style chairs that were sold: -100 </text:p>
      <text:p text:style-name="Preformatted_20_Text"/>
      <text:p text:style-name="Preformatted_20_Text">Please enter the number of Modern Style chairs that were sold: 14 </text:p>
      <text:p text:style-name="Preformatted_20_Text"/>
      <text:p text:style-name="Preformatted_20_Text">Please enter the number of Fresh Classical Style chairs that were sold: 23 </text:p>
      <text:p text:style-name="Preformatted_20_Text"/>
      <text:p text:style-name="Preformatted_20_Text">Style <text:s text:c="19"/>Price Per Chair <text:s text:c="8"/>Chairs Sold <text:s text:c="8"/>Total Sales </text:p>
      <text:p text:style-name="Preformatted_20_Text">----- <text:s text:c="19"/>--------------- <text:s text:c="8"/>----------- <text:s text:c="8"/>----------- </text:p>
      <text:p text:style-name="Preformatted_20_Text"><text:soft-page-break/>American Colonial <text:s text:c="14"/>$ <text:s/>85.00 <text:s text:c="9"/>4294967196 <text:s text:c="7"/>$ 365072220160.00 </text:p>
      <text:p text:style-name="Preformatted_20_Text">Modern <text:s text:c="25"/>$ <text:s/>57.00 <text:s text:c="17"/>14 <text:s text:c="7"/>$ <text:s text:c="4"/>798.00 </text:p>
      <text:p text:style-name="Preformatted_20_Text">Fresh Classical <text:s text:c="16"/>$ 127.75 <text:s text:c="17"/>23 <text:s text:c="7"/>$ <text:s text:c="3"/>2938.25 </text:p>
      <text:p text:style-name="Preformatted_20_Text"/>
      <text:p text:style-name="Preformatted_20_Text"><text:s text:c="70"/>---------- </text:p>
      <text:p text:style-name="Preformatted_20_Text">TOTAL <text:s text:c="62"/>$ 365072220160.00 </text:p>
      <text:p text:style-name="Preformatted_20_Text">#]0;agarrett0098@grace: ~/CS215/project1##[01;32magarrett0098@grace#[00m:#[01;34m~/CS215/project1#[00m$ ./a.out </text:p>
      <text:p text:style-name="Preformatted_20_Text"/>
      <text:p text:style-name="Preformatted_20_Text">Please enter the number of American Colonial Style chairs that were sold: 140 </text:p>
      <text:p text:style-name="Preformatted_20_Text"/>
      <text:p text:style-name="Preformatted_20_Text">Please enter the number of Modern Style chairs that were sold: 1300 </text:p>
      <text:p text:style-name="Preformatted_20_Text"/>
      <text:p text:style-name="Preformatted_20_Text">Please enter the number of Fresh Classical Style chairs that were sold: 430 </text:p>
      <text:p text:style-name="Preformatted_20_Text"/>
      <text:p text:style-name="Preformatted_20_Text">Style <text:s text:c="19"/>Price Per Chair <text:s text:c="8"/>Chairs Sold <text:s text:c="8"/>Total Sales </text:p>
      <text:p text:style-name="Preformatted_20_Text">----- <text:s text:c="19"/>--------------- <text:s text:c="8"/>----------- <text:s text:c="8"/>----------- </text:p>
      <text:p text:style-name="Preformatted_20_Text">American Colonial <text:s text:c="14"/>$ <text:s/>85.00 <text:s text:c="16"/>140 <text:s text:c="7"/>$ <text:s text:c="2"/>11900.00 </text:p>
      <text:p text:style-name="Preformatted_20_Text">Modern <text:s text:c="25"/>$ <text:s/>57.00 <text:s text:c="15"/>1300 <text:s text:c="7"/>$ <text:s text:c="2"/>74100.00 </text:p>
      <text:p text:style-name="Preformatted_20_Text">Fresh Classical <text:s text:c="16"/>$ 127.75 <text:s text:c="16"/>430 <text:s text:c="7"/>$ <text:s text:c="2"/>54932.50 </text:p>
      <text:p text:style-name="Preformatted_20_Text"/>
      <text:p text:style-name="Preformatted_20_Text"><text:s text:c="70"/>---------- </text:p>
      <text:p text:style-name="Preformatted_20_Text">TOTAL <text:s text:c="62"/>$ <text:s/>140932.50 </text:p>
      <text:p text:style-name="Preformatted_20_Text">#]0;agarrett0098@grace: ~/CS215/project1##[01;32magarrett0098@grace#[00m:#[01;34m~/CS215/project1#[00m$ ./a.out </text:p>
      <text:p text:style-name="Preformatted_20_Text"/>
      <text:p text:style-name="Preformatted_20_Text">Please enter the number of American Colonial Style chairs that were sold: 0 </text:p>
      <text:p text:style-name="Preformatted_20_Text"><text:s/></text:p>
      <text:p text:style-name="Preformatted_20_Text">Please enter the number of Modern Style chairs that were sold: 0 </text:p>
      <text:p text:style-name="Preformatted_20_Text"/>
      <text:p text:style-name="Preformatted_20_Text">Please enter the number of Fresh Classical Style chairs that were sold: 0 </text:p>
      <text:p text:style-name="Preformatted_20_Text"/>
      <text:p text:style-name="Preformatted_20_Text">Style <text:s text:c="19"/>Price Per Chair <text:s text:c="8"/>Chairs Sold <text:s text:c="8"/>Total Sales </text:p>
      <text:p text:style-name="Preformatted_20_Text">----- <text:s text:c="19"/>--------------- <text:s text:c="8"/>----------- <text:s text:c="8"/>----------- </text:p>
      <text:p text:style-name="Preformatted_20_Text">American Colonial <text:s text:c="14"/>$ <text:s/>85.00 <text:s text:c="18"/>0 <text:s text:c="7"/>$ <text:s text:c="6"/>0.00 </text:p>
      <text:p text:style-name="Preformatted_20_Text">Modern <text:s text:c="25"/>$ <text:s/>57.00 <text:s text:c="18"/>0 <text:s text:c="7"/>$ <text:s text:c="6"/>0.00 </text:p>
      <text:p text:style-name="Preformatted_20_Text">Fresh Classical <text:s text:c="16"/>$ 127.75 <text:s text:c="18"/>0 <text:s text:c="7"/>$ <text:s text:c="6"/>0.00 </text:p>
      <text:p text:style-name="Preformatted_20_Text"/>
      <text:p text:style-name="Preformatted_20_Text"><text:s text:c="70"/>---------- </text:p>
      <text:p text:style-name="Preformatted_20_Text">TOTAL <text:s text:c="62"/>$ <text:s text:c="6"/>0.00 </text:p>
      <text:p text:style-name="Preformatted_20_Text">#]0;agarrett0098@grace: ~/CS215/project1##[01;32magarrett0098@grace#[00m:#[01;34m~/CS215/project1#[00m$ ./a.out </text:p>
      <text:p text:style-name="Preformatted_20_Text"/>
      <text:p text:style-name="Preformatted_20_Text">Please enter the number of American Colonial Style chairs that were sold: 20000 </text:p>
      <text:p text:style-name="Preformatted_20_Text"/>
      <text:p text:style-name="Preformatted_20_Text">Please enter the number of Modern Style chairs that were sold: 1 </text:p>
      <text:p text:style-name="Preformatted_20_Text"/>
      <text:p text:style-name="Preformatted_20_Text">Please enter the number of Fresh Classical Style chairs that were sold: 99999 </text:p>
      <text:p text:style-name="Preformatted_20_Text"/>
      <text:p text:style-name="Preformatted_20_Text">Style <text:s text:c="19"/>Price Per Chair <text:s text:c="8"/>Chairs Sold <text:s text:c="8"/>Total Sales </text:p>
      <text:p text:style-name="Preformatted_20_Text">----- <text:s text:c="19"/>--------------- <text:s text:c="8"/>----------- <text:s text:c="8"/>----------- </text:p>
      <text:p text:style-name="Preformatted_20_Text">American Colonial <text:s text:c="14"/>$ <text:s/>85.00 <text:s text:c="14"/>20000 <text:s text:c="7"/>$ 1700000.00 </text:p>
      <text:p text:style-name="Preformatted_20_Text">Modern <text:s text:c="25"/>$ <text:s/>57.00 <text:s text:c="18"/>1 <text:s text:c="7"/>$ <text:s text:c="5"/>57.00 </text:p>
      <text:p text:style-name="Preformatted_20_Text">Fresh Classical <text:s text:c="16"/>$ 127.75 <text:s text:c="14"/>99999 <text:s text:c="7"/>$ 12774872.00 </text:p>
      <text:p text:style-name="Preformatted_20_Text"/>
      <text:p text:style-name="Preformatted_20_Text"><text:s text:c="70"/>---------- </text:p>
      <text:p text:style-name="Preformatted_20_Text">TOTAL <text:s text:c="62"/>$ 14474929.00 </text:p>
      <text:p text:style-name="Preformatted_20_Text"><text:soft-page-break/>#]0;agarrett0098@grace: ~/CS215/project1##[01;32magarrett0098@grace#[00m:#[01;34m~/CS215/project1#[00m$ exit </text:p>
      <text:p text:style-name="Preformatted_20_Text">exit </text:p>
      <text:p text:style-name="Preformatted_20_Text"/>
      <text:p text:style-name="Standard">Script done on Tue 28 Jan 2020 07:15:48 PM 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consolata" svg:font-family="'Inconsolata, 'Droid Sans Mono', monospace, monospace, 'Droid Sans Fallback', ',', 'Droid Sans Mono', ',', monospace, ', monospace,', 'Droid Sans Fallback', 'font-weight: normal', 'font-size: 18px', 'line-height: 24px', 'white-space: pre'"/>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16:56:57.708554570</meta:creation-date>
    <meta:generator>LibreOffice/6.0.7.3$Linux_X86_64 LibreOffice_project/00m0$Build-3</meta:generator>
    <dc:date>2020-01-28T19:31:50.292159867</dc:date>
    <meta:editing-duration>PT2H24M25S</meta:editing-duration>
    <meta:editing-cycles>16</meta:editing-cycles>
    <meta:document-statistic meta:table-count="0" meta:image-count="0" meta:object-count="0" meta:page-count="6" meta:paragraph-count="166" meta:word-count="1706" meta:character-count="13911" meta:non-whitespace-character-count="9952"/>
  </office:meta>
</office:document-meta>
</file>